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 table:number-columns-spanned="1" table:number-rows-spanned="2">
            <text:p>P=101</text:p>
          </table:table-cell>
          <table:table-cell office:value-type="string" calcext:value-type="string">
            <text:p>R=3</text:p>
          </table:table-cell>
          <table:table-cell office:value-type="string" calcext:value-type="string">
            <text:p>R=41</text:p>
          </table:table-cell>
          <table:table-cell office:value-type="string" calcext:value-type="string">
            <text:p>R=73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1.36s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12m</text:p>
          </table:table-cell>
          <table:table-cell table:number-columns-repeated="2"/>
          <table:table-cell office:value-type="string" calcext:value-type="string">
            <text:p>tate en s</text:p>
          </table:table-cell>
          <table:table-cell office:value-type="string" calcext:value-type="string">
            <text:p>init en s</text:p>
          </table:table-cell>
          <table:table-cell office:value-type="string" calcext:value-type="string">
            <text:p>etape en s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P=149</text:p>
          </table:table-cell>
          <table:table-cell office:value-type="string" calcext:value-type="string">
            <text:p>R=5</text:p>
          </table:table-cell>
          <table:table-cell office:value-type="string" calcext:value-type="string">
            <text:p>R=41</text:p>
          </table:table-cell>
          <table:table-cell office:value-type="string" calcext:value-type="string">
            <text:p>R=73</text:p>
          </table:table-cell>
          <table:table-cell/>
          <table:table-cell office:value-type="string" calcext:value-type="string">
            <text:p>P=101</text:p>
          </table:table-cell>
          <table:table-cell office:value-type="string" calcext:value-type="string">
            <text:p>2*6.19s</text:p>
          </table:table-cell>
          <table:table-cell table:number-columns-repeated="2"/>
          <table:table-cell table:formula="of:=[.G3]+[.H3]+[.I3]*2^(2*8)" office:value-type="string" office:string-value="" calcext:value-type="error">
            <text:p>#VALUE!</text:p>
          </table:table-cell>
          <table:table-cell office:value-type="string" calcext:value-type="string">
            <text:p>R=110^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.4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2m20s</text:p>
          </table:table-cell>
          <table:table-cell/>
          <table:table-cell office:value-type="string" calcext:value-type="string">
            <text:p>P=101</text:p>
          </table:table-cell>
          <table:table-cell table:formula="of:=2*1.26" office:value-type="float" office:value="2.52" calcext:value-type="float">
            <text:p>2,52</text:p>
          </table:table-cell>
          <table:table-cell table:number-columns-repeated="2"/>
          <table:table-cell table:formula="of:=[.G4]+[.H4]+[.I4]*2^(2*(7-1))" office:value-type="float" office:value="2.52" calcext:value-type="float">
            <text:p>2,52</text:p>
          </table:table-cell>
          <table:table-cell office:value-type="string" calcext:value-type="string">
            <text:p>R=55²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P=269</text:p>
          </table:table-cell>
          <table:table-cell office:value-type="string" calcext:value-type="string">
            <text:p>R=3</text:p>
          </table:table-cell>
          <table:table-cell office:value-type="string" calcext:value-type="string">
            <text:p>R=43</text:p>
          </table:table-cell>
          <table:table-cell office:value-type="string" calcext:value-type="string">
            <text:p>R=71</text:p>
          </table:table-cell>
          <table:table-cell/>
          <table:table-cell office:value-type="string" calcext:value-type="string">
            <text:p>P=101</text:p>
          </table:table-cell>
          <table:table-cell table:formula="of:=2*1.75" office:value-type="float" office:value="3.5" calcext:value-type="float">
            <text:p>3,5</text:p>
          </table:table-cell>
          <table:table-cell office:value-type="float" office:value="274" calcext:value-type="float">
            <text:p>274</text:p>
          </table:table-cell>
          <table:table-cell office:value-type="float" office:value="187" calcext:value-type="float">
            <text:p>187</text:p>
          </table:table-cell>
          <table:table-cell table:formula="of:=[.G5]+[.H5]+[.I5]*(2^(2*([.L5]-1)))" office:value-type="float" office:value="191765.5" calcext:value-type="float">
            <text:p>191765,5</text:p>
          </table:table-cell>
          <table:table-cell office:value-type="string" calcext:value-type="string">
            <text:p>R=27^2</text:p>
          </table:table-cell>
          <table:table-cell table:formula="of:=6" office:value-type="float" office:value="6" calcext:value-type="float">
            <text:p>6</text:p>
          </table:table-cell>
          <table:table-cell table:formula="of:=27^4" office:value-type="float" office:value="531441" calcext:value-type="float">
            <text:p>531441</text:p>
          </table:table-cell>
          <table:table-cell table:formula="of:=[.M5]/[.J5]" office:value-type="float" office:value="2.77130662188976" calcext:value-type="float">
            <text:p>2,7713066219</text:p>
          </table:table-cell>
        </table:table-row>
        <table:table-row table:style-name="ro1">
          <table:covered-table-cell/>
          <table:table-cell office:value-type="string" calcext:value-type="string">
            <text:p>1.51s</text:p>
          </table:table-cell>
          <table:table-cell/>
          <table:table-cell office:value-type="string" calcext:value-type="string">
            <text:p>7min19s</text:p>
          </table:table-cell>
          <table:table-cell/>
          <table:table-cell office:value-type="string" calcext:value-type="string">
            <text:p>P=101</text:p>
          </table:table-cell>
          <table:table-cell table:formula="of:=2*1.18" office:value-type="float" office:value="2.36" calcext:value-type="float">
            <text:p>2,36</text:p>
          </table:table-cell>
          <table:table-cell table:formula="of:=24.3" office:value-type="float" office:value="24.3" calcext:value-type="float">
            <text:p>24,3</text:p>
          </table:table-cell>
          <table:table-cell office:value-type="float" office:value="17.1" calcext:value-type="float">
            <text:p>17,1</text:p>
          </table:table-cell>
          <table:table-cell table:formula="of:=[.G6]+[.H6]+[.I6]*2^(2*([.L6]-1))" office:value-type="float" office:value="4404.26" calcext:value-type="float">
            <text:p>4404,26</text:p>
          </table:table-cell>
          <table:table-cell office:value-type="string" calcext:value-type="string">
            <text:p>R=13^2</text:p>
          </table:table-cell>
          <table:table-cell table:formula="of:=5" office:value-type="float" office:value="5" calcext:value-type="float">
            <text:p>5</text:p>
          </table:table-cell>
          <table:table-cell table:formula="of:=13^4" office:value-type="float" office:value="28561" calcext:value-type="float">
            <text:p>28561</text:p>
          </table:table-cell>
          <table:table-cell table:formula="of:=[.M6]/[.J6]" office:value-type="float" office:value="6.48485784218007" calcext:value-type="float">
            <text:p>6,484857842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=521</text:p>
          </table:table-cell>
          <table:table-cell office:value-type="string" calcext:value-type="string">
            <text:p>R=5</text:p>
          </table:table-cell>
          <table:table-cell office:value-type="string" calcext:value-type="string">
            <text:p>R=41</text:p>
          </table:table-cell>
          <table:table-cell office:value-type="string" calcext:value-type="string">
            <text:p>R=71</text:p>
          </table:table-cell>
          <table:table-cell/>
          <table:table-cell office:value-type="string" calcext:value-type="string">
            <text:p>P=101</text:p>
          </table:table-cell>
          <table:table-cell table:formula="of:=2*5.89*(10^(-3))" office:value-type="float" office:value="0.01178" calcext:value-type="float">
            <text:p>0,01178</text:p>
          </table:table-cell>
          <table:table-cell table:formula="of:=3.4" office:value-type="float" office:value="3.4" calcext:value-type="float">
            <text:p>3,4</text:p>
          </table:table-cell>
          <table:table-cell table:formula="of:=1.88" office:value-type="float" office:value="1.88" calcext:value-type="float">
            <text:p>1,88</text:p>
          </table:table-cell>
          <table:table-cell table:formula="of:=[.G7]+[.H7]+[.I7]*(2^(2*([.L7]-1)))" office:value-type="float" office:value="123.73178" calcext:value-type="float">
            <text:p>123,73178</text:p>
          </table:table-cell>
          <table:table-cell office:value-type="string" calcext:value-type="string">
            <text:p>R=6^2</text:p>
          </table:table-cell>
          <table:table-cell table:formula="of:=4" office:value-type="float" office:value="4" calcext:value-type="float">
            <text:p>4</text:p>
          </table:table-cell>
          <table:table-cell table:formula="of:=6^4" office:value-type="float" office:value="1296" calcext:value-type="float">
            <text:p>1296</text:p>
          </table:table-cell>
          <table:table-cell table:formula="of:=[.M7]/[.J7]" office:value-type="float" office:value="10.4742694237487" calcext:value-type="float">
            <text:p>10,4742694237</text:p>
          </table:table-cell>
        </table:table-row>
        <table:table-row table:style-name="ro1">
          <table:covered-table-cell/>
          <table:table-cell office:value-type="string" calcext:value-type="string">
            <text:p>46.8s</text:p>
          </table:table-cell>
          <table:table-cell office:value-type="string" calcext:value-type="string">
            <text:p>40,2s</text:p>
          </table:table-cell>
          <table:table-cell office:value-type="string" calcext:value-type="string">
            <text:p>22m3s</text:p>
          </table:table-cell>
          <table:table-cell/>
          <table:table-cell office:value-type="string" calcext:value-type="string">
            <text:p>P=101</text:p>
          </table:table-cell>
          <table:table-cell table:formula="of:=2*0.657" office:value-type="float" office:value="1.314" calcext:value-type="float">
            <text:p>1,314</text:p>
          </table:table-cell>
          <table:table-cell office:value-type="float" office:value="0.479" calcext:value-type="float">
            <text:p>0,479</text:p>
          </table:table-cell>
          <table:table-cell table:formula="of:=287*10^(-3)" office:value-type="float" office:value="0.287" calcext:value-type="float">
            <text:p>0,287</text:p>
          </table:table-cell>
          <table:table-cell table:formula="of:=[.G8]+[.H8]+[.I8]*2^(2*([.L8]-1))" office:value-type="float" office:value="6.385" calcext:value-type="float">
            <text:p>6,385</text:p>
          </table:table-cell>
          <table:table-cell office:value-type="string" calcext:value-type="string">
            <text:p>R=3^2</text:p>
          </table:table-cell>
          <table:table-cell table:formula="of:=3" office:value-type="float" office:value="3" calcext:value-type="float">
            <text:p>3</text:p>
          </table:table-cell>
          <table:table-cell table:formula="of:=3^4" office:value-type="float" office:value="81" calcext:value-type="float">
            <text:p>81</text:p>
          </table:table-cell>
          <table:table-cell table:formula="of:=[.M8]/[.J8]" office:value-type="float" office:value="12.6859827721222" calcext:value-type="float">
            <text:p>12,685982772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=1033</text:p>
          </table:table-cell>
          <table:table-cell office:value-type="string" calcext:value-type="string">
            <text:p>R=3</text:p>
          </table:table-cell>
          <table:table-cell office:value-type="string" calcext:value-type="string">
            <text:p>R=43</text:p>
          </table:table-cell>
          <table:table-cell office:value-type="string" calcext:value-type="string">
            <text:p>R=71</text:p>
          </table:table-cell>
          <table:table-cell/>
          <table:table-cell office:value-type="string" calcext:value-type="string">
            <text:p>P=101</text:p>
          </table:table-cell>
          <table:table-cell table:formula="of:=2*1.41" office:value-type="float" office:value="2.82" calcext:value-type="float">
            <text:p>2,82</text:p>
          </table:table-cell>
          <table:table-cell table:formula="of:=3.89" office:value-type="float" office:value="3.89" calcext:value-type="float">
            <text:p>3,89</text:p>
          </table:table-cell>
          <table:table-cell office:value-type="float" office:value="2.41" calcext:value-type="float">
            <text:p>2,41</text:p>
          </table:table-cell>
          <table:table-cell table:formula="of:=[.G9]+[.H9]+[.I9]*(2^(2*([.L9]-1)))" office:value-type="float" office:value="160.95" calcext:value-type="float">
            <text:p>160,95</text:p>
          </table:table-cell>
          <table:table-cell office:value-type="string" calcext:value-type="string">
            <text:p>R=41</text:p>
          </table:table-cell>
          <table:table-cell table:formula="of:=4" office:value-type="float" office:value="4" calcext:value-type="float">
            <text:p>4</text:p>
          </table:table-cell>
          <table:table-cell table:formula="of:=41^4" office:value-type="float" office:value="2825761" calcext:value-type="float">
            <text:p>2825761</text:p>
          </table:table-cell>
          <table:table-cell table:formula="of:=[.M9]/[.J9]" office:value-type="float" office:value="17556.7629698664" calcext:value-type="float">
            <text:p>17556,7629698664</text:p>
          </table:table-cell>
        </table:table-row>
        <table:table-row table:style-name="ro1">
          <table:covered-table-cell/>
          <table:table-cell office:value-type="string" calcext:value-type="string">
            <text:p>1min6s</text:p>
          </table:table-cell>
          <table:table-cell office:value-type="string" calcext:value-type="string">
            <text:p>9m52s</text:p>
          </table:table-cell>
          <table:table-cell office:value-type="string" calcext:value-type="string">
            <text:p>19m29s</text:p>
          </table:table-cell>
          <table:table-cell/>
          <table:table-cell office:value-type="string" calcext:value-type="string">
            <text:p>P=101</text:p>
          </table:table-cell>
          <table:table-cell table:formula="of:=2*2.19" office:value-type="float" office:value="4.38" calcext:value-type="float">
            <text:p>4,38</text:p>
          </table:table-cell>
          <table:table-cell office:value-type="float" office:value="47.4" calcext:value-type="float">
            <text:p>47,4</text:p>
          </table:table-cell>
          <table:table-cell office:value-type="float" office:value="21" calcext:value-type="float">
            <text:p>21</text:p>
          </table:table-cell>
          <table:table-cell table:formula="of:=[.G10]+[.H10]+[.I10]*2^(2*([.L10]-1))" office:value-type="float" office:value="5427.78" calcext:value-type="float">
            <text:p>5427,78</text:p>
          </table:table-cell>
          <table:table-cell office:value-type="string" calcext:value-type="string">
            <text:p>R=71</text:p>
          </table:table-cell>
          <table:table-cell table:formula="of:=5" office:value-type="float" office:value="5" calcext:value-type="float">
            <text:p>5</text:p>
          </table:table-cell>
          <table:table-cell table:formula="of:=71^4" office:value-type="float" office:value="25411681" calcext:value-type="float">
            <text:p>25411681</text:p>
          </table:table-cell>
          <table:table-cell table:formula="of:=[.M10]/[.J10]" office:value-type="float" office:value="4681.78168606686" calcext:value-type="float">
            <text:p>4681,7816860669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string" calcext:value-type="string">
            <text:p>P=101</text:p>
          </table:table-cell>
          <table:table-cell table:formula="of:=0.484" office:value-type="float" office:value="0.484" calcext:value-type="float">
            <text:p>0,484</text:p>
          </table:table-cell>
          <table:table-cell table:formula="of:=0.409" office:value-type="float" office:value="0.409" calcext:value-type="float">
            <text:p>0,409</text:p>
          </table:table-cell>
          <table:table-cell office:value-type="float" office:value="0.159" calcext:value-type="float">
            <text:p>0,159</text:p>
          </table:table-cell>
          <table:table-cell table:formula="of:=[.G11]+[.H11]+[.I11]*(2^(2*([.L11]-1)))" office:value-type="float" office:value="3.437" calcext:value-type="float">
            <text:p>3,437</text:p>
          </table:table-cell>
          <table:table-cell office:value-type="string" calcext:value-type="string">
            <text:p>R=3</text:p>
          </table:table-cell>
          <table:table-cell table:formula="of:=3" office:value-type="float" office:value="3" calcext:value-type="float">
            <text:p>3</text:p>
          </table:table-cell>
          <table:table-cell table:formula="of:=9" office:value-type="float" office:value="9" calcext:value-type="float">
            <text:p>9</text:p>
          </table:table-cell>
          <table:table-cell table:formula="of:=[.M11]/[.J11]" office:value-type="float" office:value="2.61856270002909" calcext:value-type="float">
            <text:p>2,6185627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string" calcext:value-type="string">
            <text:p>P=101</text:p>
          </table:table-cell>
          <table:table-cell table:formula="of:=2*2.7" office:value-type="float" office:value="5.4" calcext:value-type="float">
            <text:p>5,4</text:p>
          </table:table-cell>
          <table:table-cell table:formula="of:=207" office:value-type="float" office:value="207" calcext:value-type="float">
            <text:p>207</text:p>
          </table:table-cell>
          <table:table-cell table:formula="of:=121" office:value-type="float" office:value="121" calcext:value-type="float">
            <text:p>121</text:p>
          </table:table-cell>
          <table:table-cell table:formula="of:=[.G12]+[.H12]+[.I12]*2^(2*([.L12]-1))" office:value-type="float" office:value="124116.4" calcext:value-type="float">
            <text:p>124116,4</text:p>
          </table:table-cell>
          <table:table-cell office:value-type="string" calcext:value-type="string">
            <text:p>R=17^2</text:p>
          </table:table-cell>
          <table:table-cell table:formula="of:=6" office:value-type="float" office:value="6" calcext:value-type="float">
            <text:p>6</text:p>
          </table:table-cell>
          <table:table-cell table:formula="of:=17^4" office:value-type="float" office:value="83521" calcext:value-type="float">
            <text:p>83521</text:p>
          </table:table-cell>
          <table:table-cell table:formula="of:=[.M12]/[.J12]" office:value-type="float" office:value="0.672924770618548" calcext:value-type="float">
            <text:p>0,6729247706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string" calcext:value-type="string">
            <text:p>P=101</text:p>
          </table:table-cell>
          <table:table-cell table:formula="of:=2*1.48" office:value-type="float" office:value="2.96" calcext:value-type="float">
            <text:p>2,96</text:p>
          </table:table-cell>
          <table:table-cell table:formula="of:=21.6" office:value-type="float" office:value="21.6" calcext:value-type="float">
            <text:p>21,6</text:p>
          </table:table-cell>
          <table:table-cell office:value-type="float" office:value="12.7" calcext:value-type="float">
            <text:p>12,7</text:p>
          </table:table-cell>
          <table:table-cell table:formula="of:=[.G13]+[.H13]+[.I13]*(2^(2*([.L13]-1)))" office:value-type="float" office:value="3275.76" calcext:value-type="float">
            <text:p>3275,76</text:p>
          </table:table-cell>
          <table:table-cell office:value-type="string" calcext:value-type="string">
            <text:p>R=7^2</text:p>
          </table:table-cell>
          <table:table-cell table:formula="of:=5" office:value-type="float" office:value="5" calcext:value-type="float">
            <text:p>5</text:p>
          </table:table-cell>
          <table:table-cell table:formula="of:=7^4" office:value-type="float" office:value="2401" calcext:value-type="float">
            <text:p>2401</text:p>
          </table:table-cell>
          <table:table-cell table:formula="of:=[.M13]/[.J13]" office:value-type="float" office:value="0.732959679585806" calcext:value-type="float">
            <text:p>0,732959679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=101</text:p>
          </table:table-cell>
          <table:table-cell table:formula="of:=2*1.93" office:value-type="float" office:value="3.86" calcext:value-type="float">
            <text:p>3,86</text:p>
          </table:table-cell>
          <table:table-cell table:formula="of:=191" office:value-type="float" office:value="191" calcext:value-type="float">
            <text:p>191</text:p>
          </table:table-cell>
          <table:table-cell table:formula="of:=118" office:value-type="float" office:value="118" calcext:value-type="float">
            <text:p>118</text:p>
          </table:table-cell>
          <table:table-cell table:formula="of:=[.G14]+[.H14]+[.I14]*2^(2*([.L14]-1))" office:value-type="float" office:value="121026.86" calcext:value-type="float">
            <text:p>121026,86</text:p>
          </table:table-cell>
          <table:table-cell office:value-type="string" calcext:value-type="string">
            <text:p>R=14^2</text:p>
          </table:table-cell>
          <table:table-cell table:formula="of:=6" office:value-type="float" office:value="6" calcext:value-type="float">
            <text:p>6</text:p>
          </table:table-cell>
          <table:table-cell table:formula="of:=14^4" office:value-type="float" office:value="38416" calcext:value-type="float">
            <text:p>38416</text:p>
          </table:table-cell>
          <table:table-cell table:formula="of:=[.M14]/[.J14]" office:value-type="float" office:value="0.317417141946837" calcext:value-type="float">
            <text:p>0,31741714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=101</text:p>
          </table:table-cell>
          <table:table-cell table:formula="of:=2*3.19" office:value-type="float" office:value="6.38" calcext:value-type="float">
            <text:p>6,38</text:p>
          </table:table-cell>
          <table:table-cell table:number-columns-repeated="2"/>
          <table:table-cell table:formula="of:=[.G15]+[.H15]+[.I15]*(2^(2*([.L15]-1)))" office:value-type="float" office:value="6.38" calcext:value-type="float">
            <text:p>6,38</text:p>
          </table:table-cell>
          <table:table-cell office:value-type="string" calcext:value-type="string">
            <text:p>R=28^2</text:p>
          </table:table-cell>
          <table:table-cell table:formula="of:=7" office:value-type="float" office:value="7" calcext:value-type="float">
            <text:p>7</text:p>
          </table:table-cell>
          <table:table-cell table:formula="of:=28^4" office:value-type="float" office:value="614656" calcext:value-type="float">
            <text:p>614656</text:p>
          </table:table-cell>
          <table:table-cell table:formula="of:=[.M15]/[.J15]" office:value-type="float" office:value="96341.065830721" calcext:value-type="float">
            <text:p>96341,065830721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string" calcext:value-type="string">
            <text:p>P=101</text:p>
          </table:table-cell>
          <table:table-cell table:formula="of:=2*1.18" office:value-type="float" office:value="2.36" calcext:value-type="float">
            <text:p>2,36</text:p>
          </table:table-cell>
          <table:table-cell table:formula="of:=3.85" office:value-type="float" office:value="3.85" calcext:value-type="float">
            <text:p>3,85</text:p>
          </table:table-cell>
          <table:table-cell table:formula="of:=1.91" office:value-type="float" office:value="1.91" calcext:value-type="float">
            <text:p>1,91</text:p>
          </table:table-cell>
          <table:table-cell table:formula="of:=[.G16]+[.H16]+[.I16]*2^(2*([.L16]-1))" office:value-type="float" office:value="128.45" calcext:value-type="float">
            <text:p>128,45</text:p>
          </table:table-cell>
          <table:table-cell office:value-type="string" calcext:value-type="string">
            <text:p>R=4^2</text:p>
          </table:table-cell>
          <table:table-cell table:formula="of:=4" office:value-type="float" office:value="4" calcext:value-type="float">
            <text:p>4</text:p>
          </table:table-cell>
          <table:table-cell table:formula="of:=4^4" office:value-type="float" office:value="256" calcext:value-type="float">
            <text:p>256</text:p>
          </table:table-cell>
          <table:table-cell table:formula="of:=[.M16]/[.J16]" office:value-type="float" office:value="1.99299338263916" calcext:value-type="float">
            <text:p>1,992993382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ate en s</text:p>
          </table:table-cell>
          <table:table-cell office:value-type="string" calcext:value-type="string">
            <text:p>init en s</text:p>
          </table:table-cell>
          <table:table-cell office:value-type="string" calcext:value-type="string">
            <text:p>etape en s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=269</text:p>
          </table:table-cell>
          <table:table-cell table:formula="of:=2*0.478" office:value-type="float" office:value="0.956" calcext:value-type="float">
            <text:p>0,956</text:p>
          </table:table-cell>
          <table:table-cell table:formula="of:=0.614" office:value-type="float" office:value="0.614" calcext:value-type="float">
            <text:p>0,614</text:p>
          </table:table-cell>
          <table:table-cell table:formula="of:=0.296" office:value-type="float" office:value="0.296" calcext:value-type="float">
            <text:p>0,296</text:p>
          </table:table-cell>
          <table:table-cell table:formula="of:=[.G18]+[.H18]+[.I18]*2^(2*([.L18]-1))" office:value-type="float" office:value="6.306" calcext:value-type="float">
            <text:p>6,306</text:p>
          </table:table-cell>
          <table:table-cell office:value-type="string" calcext:value-type="string">
            <text:p>R=5</text:p>
          </table:table-cell>
          <table:table-cell table:formula="of:=3" office:value-type="float" office:value="3" calcext:value-type="float">
            <text:p>3</text:p>
          </table:table-cell>
          <table:table-cell table:formula="of:=25" office:value-type="float" office:value="25" calcext:value-type="float">
            <text:p>25</text:p>
          </table:table-cell>
          <table:table-cell table:formula="of:=[.M18]/[.J18]" office:value-type="float" office:value="3.96447827465905" calcext:value-type="float">
            <text:p>3,964478274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=521</text:p>
          </table:table-cell>
          <table:table-cell office:value-type="string" calcext:value-type="string">
            <text:p>R=5</text:p>
          </table:table-cell>
          <table:table-cell table:number-columns-repeated="3"/>
          <table:table-cell office:value-type="string" calcext:value-type="string">
            <text:p>P=269</text:p>
          </table:table-cell>
          <table:table-cell table:formula="of:=2*1.48" office:value-type="float" office:value="2.96" calcext:value-type="float">
            <text:p>2,96</text:p>
          </table:table-cell>
          <table:table-cell office:value-type="float" office:value="7.4" calcext:value-type="float">
            <text:p>7,4</text:p>
          </table:table-cell>
          <table:table-cell office:value-type="float" office:value="3.43" calcext:value-type="float">
            <text:p>3,43</text:p>
          </table:table-cell>
          <table:table-cell table:formula="of:=[.G19]+[.H19]+[.I19]*2^(2*([.L19]-1))" office:value-type="float" office:value="229.88" calcext:value-type="float">
            <text:p>229,88</text:p>
          </table:table-cell>
          <table:table-cell office:value-type="string" calcext:value-type="string">
            <text:p>R=43</text:p>
          </table:table-cell>
          <table:table-cell table:formula="of:=4" office:value-type="float" office:value="4" calcext:value-type="float">
            <text:p>4</text:p>
          </table:table-cell>
          <table:table-cell table:formula="of:=43^2" office:value-type="float" office:value="1849" calcext:value-type="float">
            <text:p>1849</text:p>
          </table:table-cell>
          <table:table-cell table:formula="of:=[.M19]/[.J19]" office:value-type="float" office:value="8.04332695319297" calcext:value-type="float">
            <text:p>8,0433269532</text:p>
          </table:table-cell>
        </table:table-row>
        <table:table-row table:style-name="ro1">
          <table:covered-table-cell/>
          <table:table-cell office:value-type="string" calcext:value-type="string">
            <text:p>9.97s</text:p>
          </table:table-cell>
          <table:table-cell table:number-columns-repeated="3"/>
          <table:table-cell office:value-type="string" calcext:value-type="string">
            <text:p>P=269</text:p>
          </table:table-cell>
          <table:table-cell table:formula="of:=2*1.2" office:value-type="float" office:value="2.4" calcext:value-type="float">
            <text:p>2,4</text:p>
          </table:table-cell>
          <table:table-cell office:value-type="float" office:value="23.2" calcext:value-type="float">
            <text:p>23,2</text:p>
          </table:table-cell>
          <table:table-cell table:formula="of:=45" office:value-type="float" office:value="45" calcext:value-type="float">
            <text:p>45</text:p>
          </table:table-cell>
          <table:table-cell table:formula="of:=[.G20]+[.H20]+[.I20]*2^(2*([.L20]-1))" office:value-type="float" office:value="11545.6" calcext:value-type="float">
            <text:p>11545,6</text:p>
          </table:table-cell>
          <table:table-cell office:value-type="string" calcext:value-type="string">
            <text:p>R=71</text:p>
          </table:table-cell>
          <table:table-cell table:formula="of:=5" office:value-type="float" office:value="5" calcext:value-type="float">
            <text:p>5</text:p>
          </table:table-cell>
          <table:table-cell table:formula="of:=71^2" office:value-type="float" office:value="5041" calcext:value-type="float">
            <text:p>5041</text:p>
          </table:table-cell>
          <table:table-cell table:formula="of:=[.M20]/[.J20]" office:value-type="float" office:value="0.436616546563193" calcext:value-type="float">
            <text:p>0,436616546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=269</text:p>
          </table:table-cell>
          <table:table-cell/>
          <table:table-cell table:formula="of:=225"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R=17^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=269</text:p>
          </table:table-cell>
          <table:table-cell table:formula="of:=2*1.95" office:value-type="float" office:value="3.9" calcext:value-type="float">
            <text:p>3,9</text:p>
          </table:table-cell>
          <table:table-cell office:value-type="float" office:value="194" calcext:value-type="float">
            <text:p>19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R=27^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P=1033</text:p>
          </table:table-cell>
          <table:table-cell office:value-type="string" calcext:value-type="string">
            <text:p>R=3</text:p>
          </table:table-cell>
          <table:table-cell table:number-columns-repeated="3"/>
          <table:table-cell office:value-type="string" calcext:value-type="string">
            <text:p>P=521</text:p>
          </table:table-cell>
          <table:table-cell table:formula="of:=2*1.17" office:value-type="float" office:value="2.34" calcext:value-type="float">
            <text:p>2,34</text:p>
          </table:table-cell>
          <table:table-cell table:formula="of:=6.65" office:value-type="float" office:value="6.65" calcext:value-type="float">
            <text:p>6,65</text:p>
          </table:table-cell>
          <table:table-cell table:formula="of:=2.82" office:value-type="float" office:value="2.82" calcext:value-type="float">
            <text:p>2,82</text:p>
          </table:table-cell>
          <table:table-cell table:formula="of:=[.G23]+[.H23]+[.I23]*2^(2*([.L23]-1))" office:value-type="float" office:value="189.47" calcext:value-type="float">
            <text:p>189,47</text:p>
          </table:table-cell>
          <table:table-cell office:value-type="string" calcext:value-type="string">
            <text:p>R=5</text:p>
          </table:table-cell>
          <table:table-cell table:formula="of:=4" office:value-type="float" office:value="4" calcext:value-type="float">
            <text:p>4</text:p>
          </table:table-cell>
          <table:table-cell table:formula="of:=5^2" office:value-type="float" office:value="25" calcext:value-type="float">
            <text:p>25</text:p>
          </table:table-cell>
          <table:table-cell table:formula="of:=[.M23]/[.J23]" office:value-type="float" office:value="0.131947010080752" calcext:value-type="float">
            <text:p>0,1319470101</text:p>
          </table:table-cell>
        </table:table-row>
        <table:table-row table:style-name="ro1">
          <table:covered-table-cell/>
          <table:table-cell office:value-type="string" calcext:value-type="string">
            <text:p>25.6s</text:p>
          </table:table-cell>
          <table:table-cell table:number-columns-repeated="3"/>
          <table:table-cell office:value-type="string" calcext:value-type="string">
            <text:p>P=521</text:p>
          </table:table-cell>
          <table:table-cell table:formula="of:=2*1.2" office:value-type="float" office:value="2.4" calcext:value-type="float">
            <text:p>2,4</text:p>
          </table:table-cell>
          <table:table-cell table:formula="of:=6.7" office:value-type="float" office:value="6.7" calcext:value-type="float">
            <text:p>6,7</text:p>
          </table:table-cell>
          <table:table-cell table:formula="of:=2.79" office:value-type="float" office:value="2.79" calcext:value-type="float">
            <text:p>2,79</text:p>
          </table:table-cell>
          <table:table-cell table:formula="of:=[.G24]+[.H24]+[.I24]*2^(2*([.L24]-1))" office:value-type="float" office:value="187.66" calcext:value-type="float">
            <text:p>187,66</text:p>
          </table:table-cell>
          <table:table-cell office:value-type="string" calcext:value-type="string">
            <text:p>R=41</text:p>
          </table:table-cell>
          <table:table-cell table:formula="of:=4" office:value-type="float" office:value="4" calcext:value-type="float">
            <text:p>4</text:p>
          </table:table-cell>
          <table:table-cell table:formula="of:=41^2" office:value-type="float" office:value="1681" calcext:value-type="float">
            <text:p>1681</text:p>
          </table:table-cell>
          <table:table-cell table:formula="of:=[.M24]/[.J24]" office:value-type="float" office:value="8.95768943834594" calcext:value-type="float">
            <text:p>8,957689438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=101</text:p>
          </table:table-cell>
          <table:table-cell office:value-type="string" calcext:value-type="string">
            <text:p>R=3</text:p>
          </table:table-cell>
          <table:table-cell office:value-type="string" calcext:value-type="string">
            <text:p>R=41</text:p>
          </table:table-cell>
          <table:table-cell office:value-type="string" calcext:value-type="string">
            <text:p>R=73</text:p>
          </table:table-cell>
          <table:table-cell/>
          <table:table-cell office:value-type="string" calcext:value-type="string">
            <text:p>P=521</text:p>
          </table:table-cell>
          <table:table-cell table:formula="of:=2*1.78" office:value-type="float" office:value="3.56" calcext:value-type="float">
            <text:p>3,56</text:p>
          </table:table-cell>
          <table:table-cell table:formula="of:=67" office:value-type="float" office:value="67" calcext:value-type="float">
            <text:p>67</text:p>
          </table:table-cell>
          <table:table-cell office:value-type="float" office:value="29.1" calcext:value-type="float">
            <text:p>29,1</text:p>
          </table:table-cell>
          <table:table-cell table:formula="of:=[.G25]+[.H25]+[.I25]*2^(2*([.L25]-1))" office:value-type="float" office:value="7520.16" calcext:value-type="float">
            <text:p>7520,16</text:p>
          </table:table-cell>
          <table:table-cell office:value-type="string" calcext:value-type="string">
            <text:p>R=71</text:p>
          </table:table-cell>
          <table:table-cell table:formula="of:=5" office:value-type="float" office:value="5" calcext:value-type="float">
            <text:p>5</text:p>
          </table:table-cell>
          <table:table-cell table:formula="of:=71^2" office:value-type="float" office:value="5041" calcext:value-type="float">
            <text:p>5041</text:p>
          </table:table-cell>
          <table:table-cell table:formula="of:=[.M25]/[.J25]" office:value-type="float" office:value="0.670331482308887" calcext:value-type="float">
            <text:p>0,6703314823</text:p>
          </table:table-cell>
        </table:table-row>
        <table:table-row table:style-name="ro1">
          <table:covered-table-cell/>
          <table:table-cell office:value-type="string" calcext:value-type="string">
            <text:p>1.36s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419s</text:p>
          </table:table-cell>
          <table:table-cell/>
          <table:table-cell office:value-type="string" calcext:value-type="string">
            <text:p>P=1033</text:p>
          </table:table-cell>
          <table:table-cell table:formula="of:=2*1.04" office:value-type="float" office:value="2.08" calcext:value-type="float">
            <text:p>2,08</text:p>
          </table:table-cell>
          <table:table-cell office:value-type="float" office:value="6.29" calcext:value-type="float">
            <text:p>6,29</text:p>
          </table:table-cell>
          <table:table-cell office:value-type="float" office:value="2.7" calcext:value-type="float">
            <text:p>2,7</text:p>
          </table:table-cell>
          <table:table-cell table:formula="of:=[.G26]+[.H26]+[.I26]*2^(2*([.L26]-1))" office:value-type="float" office:value="181.17" calcext:value-type="float">
            <text:p>181,17</text:p>
          </table:table-cell>
          <table:table-cell office:value-type="string" calcext:value-type="string">
            <text:p>R=3</text:p>
          </table:table-cell>
          <table:table-cell table:formula="of:=4" office:value-type="float" office:value="4" calcext:value-type="float">
            <text:p>4</text:p>
          </table:table-cell>
          <table:table-cell table:formula="of:=9" office:value-type="float" office:value="9" calcext:value-type="float">
            <text:p>9</text:p>
          </table:table-cell>
          <table:table-cell table:formula="of:=[.M26]/[.J26]" office:value-type="float" office:value="0.0496770988574267" calcext:value-type="float">
            <text:p>0,04967709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=1033</text:p>
          </table:table-cell>
          <table:table-cell table:formula="of:=2*1.18" office:value-type="float" office:value="2.36" calcext:value-type="float">
            <text:p>2,36</text:p>
          </table:table-cell>
          <table:table-cell office:value-type="float" office:value="3.51" calcext:value-type="float">
            <text:p>3,51</text:p>
          </table:table-cell>
          <table:table-cell office:value-type="float" office:value="2.81" calcext:value-type="float">
            <text:p>2,81</text:p>
          </table:table-cell>
          <table:table-cell table:formula="of:=[.G27]+[.H27]+[.I27]*2^(2*([.L27]-1))" office:value-type="float" office:value="185.71" calcext:value-type="float">
            <text:p>185,71</text:p>
          </table:table-cell>
          <table:table-cell office:value-type="string" calcext:value-type="string">
            <text:p>R=43</text:p>
          </table:table-cell>
          <table:table-cell table:formula="of:=4" office:value-type="float" office:value="4" calcext:value-type="float">
            <text:p>4</text:p>
          </table:table-cell>
          <table:table-cell table:formula="of:=43^2" office:value-type="float" office:value="1849" calcext:value-type="float">
            <text:p>1849</text:p>
          </table:table-cell>
          <table:table-cell table:formula="of:=[.M27]/[.J27]" office:value-type="float" office:value="9.95638360885251" calcext:value-type="float">
            <text:p>9,95638360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=1033</text:p>
          </table:table-cell>
          <table:table-cell table:formula="of:=2*1.79" office:value-type="float" office:value="3.58" calcext:value-type="float">
            <text:p>3,58</text:p>
          </table:table-cell>
          <table:table-cell table:formula="of:=57.6" office:value-type="float" office:value="57.6" calcext:value-type="float">
            <text:p>57,6</text:p>
          </table:table-cell>
          <table:table-cell table:formula="of:=36.5" office:value-type="float" office:value="36.5" calcext:value-type="float">
            <text:p>36,5</text:p>
          </table:table-cell>
          <table:table-cell table:formula="of:=[.G28]+[.H28]+[.I28]*2^(2*([.L28]-1))" office:value-type="float" office:value="9405.18" calcext:value-type="float">
            <text:p>9405,18</text:p>
          </table:table-cell>
          <table:table-cell office:value-type="string" calcext:value-type="string">
            <text:p>R=71</text:p>
          </table:table-cell>
          <table:table-cell table:formula="of:=5" office:value-type="float" office:value="5" calcext:value-type="float">
            <text:p>5</text:p>
          </table:table-cell>
          <table:table-cell table:formula="of:=71^2" office:value-type="float" office:value="5041" calcext:value-type="float">
            <text:p>5041</text:p>
          </table:table-cell>
          <table:table-cell table:formula="of:=[.M28]/[.J28]" office:value-type="float" office:value="0.535981235872147" calcext:value-type="float">
            <text:p>0,53598123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 style:data-style-name="N2" text:time-value="15:26:40.058778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ril </meta:initial-creator>
    <meta:creation-date>2016-02-19T14:22:12.824559184</meta:creation-date>
    <dc:date>2016-02-21T15:50:43.057442592</dc:date>
    <meta:editing-duration>PT9H47M49S</meta:editing-duration>
    <meta:editing-cycles>83</meta:editing-cycles>
    <meta:generator>LibreOffice/5.0.5.2$Linux_X86_64 LibreOffice_project/00$Build-2</meta:generator>
    <meta:document-statistic meta:table-count="1" meta:cell-count="260" meta:object-count="0"/>
  </office:meta>
</office:document-meta>
</file>